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3.791cm" svg:height="0.516cm" svg:x="6.358cm" svg:y="1.262cm">
            <text:p text:style-name="P1"><text:span text:style-name="T1">transit_ini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786cm" svg:height="0.515cm" svg:x="6.358cm" svg:y="2.022cm">
            <text:p text:style-name="P1"><text:span text:style-name="T1">do_transi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xml:id="id4" draw:id="id4" draw:layer="layout" svg:width="3.786cm" svg:height="0.514cm" svg:x="6.358cm" svg:y="2.813cm">
            <text:p text:style-name="P1"><text:span text:style-name="T2">free_memory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3.791cm" svg:height="0.516cm" svg:x="1.358cm" svg:y="1.262cm">
            <text:p text:style-name="P1"><text:span text:style-name="T1">mai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5.149cm" svg:y1="1.52cm" svg:x2="6.358cm" svg:y2="1.52cm" draw:start-shape="id1" draw:start-glue-point="1" draw:end-shape="id2" draw:end-glue-point="3" svg:d="M5149 1520h1209" svg:viewBox="0 0 1210 1">
            <text:p/>
          </draw:connector>
          <draw:connector draw:style-name="gr2" draw:text-style-name="P1" draw:layer="layout" draw:type="line" svg:x1="5.149cm" svg:y1="1.52cm" svg:x2="6.358cm" svg:y2="2.279cm" draw:start-shape="id1" draw:start-glue-point="1" draw:end-shape="id3" draw:end-glue-point="3" svg:d="M5149 1520l1209 759" svg:viewBox="0 0 1210 760">
            <text:p/>
          </draw:connector>
          <draw:connector draw:style-name="gr2" draw:text-style-name="P1" draw:layer="layout" draw:type="line" svg:x1="5.149cm" svg:y1="1.52cm" svg:x2="6.358cm" svg:y2="3.07cm" draw:start-shape="id1" draw:start-glue-point="1" draw:end-shape="id4" draw:end-glue-point="3" svg:d="M5149 1520l1209 1550" svg:viewBox="0 0 1210 1551">
            <text:p/>
          </draw:connector>
          <draw:custom-shape draw:style-name="gr1" draw:text-style-name="P3" xml:id="id5" draw:id="id5" draw:layer="layout" svg:width="3.786cm" svg:height="0.514cm" svg:x="10.958cm" svg:y="2.813cm">
            <text:p text:style-name="P1"><text:span text:style-name="T2">freemem_transit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10.144cm" svg:y1="3.07cm" svg:x2="10.958cm" svg:y2="3.07cm" draw:start-shape="id4" draw:start-glue-point="1" draw:end-shape="id5" draw:end-glue-point="3" svg:d="M10144 3070h814" svg:viewBox="0 0 815 1">
            <text:p/>
          </draw:connector>
          <draw:custom-shape draw:style-name="gr1" draw:text-style-name="P2" draw:layer="layout" svg:width="3.791cm" svg:height="0.516cm" svg:x="1.358cm" svg:y="3.662cm">
            <text:p text:style-name="P1"><text:span text:style-name="T1">get_no_sample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791cm" svg:height="0.516cm" svg:x="1.358cm" svg:y="4.462cm">
            <text:p text:style-name="P1"><text:span text:style-name="T1">get_waveno_ar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791cm" svg:height="0.516cm" svg:x="1.358cm" svg:y="5.262cm">
            <text:p text:style-name="P1"><text:span text:style-name="T1">set_radiu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791cm" svg:height="0.516cm" svg:x="1.358cm" svg:y="6.062cm">
            <text:p text:style-name="P1"><text:span text:style-name="T1">run_transi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4:23:16.479573998</meta:creation-date>
    <dc:date>2015-07-08T13:40:13.699178262</dc:date>
    <meta:editing-duration>PT5M20S</meta:editing-duration>
    <meta:editing-cycles>2</meta:editing-cycles>
    <meta:generator>LibreOffice/4.2.8.2$Linux_X86_64 LibreOffice_project/420m0$Build-2</meta:generator>
    <meta:document-statistic meta:object-count="14"/>
  </office:meta>
</office:document-meta>
</file>